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13"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14" style:family="paragraph" style:parent-style-name="Standard">
      <style:text-properties style:font-name="Times New Roman" fo:font-size="12pt" style:font-size-asian="12pt" style:font-size-complex="12pt"/>
    </style:style>
    <style:style style:name="P15" style:family="paragraph" style:parent-style-name="Heading_20_1" style:master-page-name="First_20_Page">
      <style:paragraph-properties style:page-number="auto"/>
    </style:style>
    <style:style style:name="P1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paragraph-properties fo:break-before="page"/>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asian="Helvetica1" style:font-name-complex="Helvetica1"/>
    </style:style>
    <style:style style:name="T5" style:family="text">
      <style:text-properties style:use-window-font-color="true" fo:font-style="italic" style:font-name-asian="Helvetica1" style:font-style-asian="italic" style:font-name-complex="Helvetica1" style:font-style-complex="italic"/>
    </style:style>
    <style:style style:name="T6" style:family="text">
      <style:text-properties style:use-window-font-color="true" fo:font-style="normal" style:font-name-asian="Helvetica1" style:font-style-asian="normal" style:font-name-complex="Helvetica1" style:font-style-complex="normal"/>
    </style:style>
    <style:style style:name="T7" style:family="text">
      <style:text-properties style:font-name="Times New Roman" fo:font-size="12pt" style:font-size-asian="12pt" style:font-size-complex="12pt"/>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612841360" text:id="ct1612841360">
          <text:insertion>
            <office:change-info>
              <dc:creator>Bob Jacobsen</dc:creator>
              <dc:date>2013-01-27T19:15:00</dc:date>
            </office:change-info>
          </text:insertion>
        </text:changed-region>
        <text:changed-region xml:id="ct1612839648" text:id="ct1612839648">
          <text:insertion>
            <office:change-info>
              <dc:creator>Bob Jacobsen</dc:creator>
              <dc:date>2013-01-27T22:39:00</dc:date>
            </office:change-info>
          </text:insertion>
        </text:changed-region>
        <text:changed-region xml:id="ct1612841456" text:id="ct1612841456">
          <text:insertion>
            <office:change-info>
              <dc:creator>Bob Jacobsen</dc:creator>
              <dc:date>2013-01-27T22:40:00</dc:date>
            </office:change-info>
          </text:insertion>
        </text:changed-region>
        <text:changed-region xml:id="ct1612834800" text:id="ct1612834800">
          <text:insertion>
            <office:change-info>
              <dc:creator>Bob Jacobsen</dc:creator>
              <dc:date>2013-01-27T22:41:00</dc:date>
            </office:change-info>
          </text:insertion>
        </text:changed-region>
        <text:changed-region xml:id="ct1612876288" text:id="ct1612876288">
          <text:insertion>
            <office:change-info>
              <dc:creator>Bob Jacobsen</dc:creator>
              <dc:date>2013-01-27T17:41:00</dc:date>
            </office:change-info>
          </text:insertion>
        </text:changed-region>
        <text:changed-region xml:id="ct1612901968" text:id="ct1612901968">
          <text:deletion>
            <office:change-info>
              <dc:creator>Bob Jacobsen</dc:creator>
              <dc:date>2013-01-27T17:41:00</dc:date>
            </office:change-info>
            <text:p text:style-name="Standard">Lorem ipsum dolor sit amet, consectetur adipiscing elit. Fusce ornare mattis justo vitae imperdiet. Cum sociis natoque penatibus et magnis dis parturient montes, nascetur ridiculus mus.</text:p>
          </text:deletion>
        </text:changed-region>
        <text:changed-region xml:id="ct1612876416" text:id="ct1612876416">
          <text:insertion>
            <office:change-info>
              <dc:creator>Bob Jacobsen</dc:creator>
              <dc:date>2013-01-27T17:41:00</dc:date>
            </office:change-info>
          </text:insertion>
        </text:changed-region>
        <text:changed-region xml:id="ct1612874512" text:id="ct1612874512">
          <text:insertion>
            <office:change-info>
              <dc:creator>Bob Jacobsen</dc:creator>
              <dc:date>2013-01-27T22:36:00</dc:date>
            </office:change-info>
          </text:insertion>
        </text:changed-region>
        <text:changed-region xml:id="ct1612891760" text:id="ct1612891760">
          <text:insertion>
            <office:change-info>
              <dc:creator>Bob Jacobsen</dc:creator>
              <dc:date>2013-01-27T22:38:00</dc:date>
            </office:change-info>
          </text:insertion>
        </text:changed-region>
        <text:changed-region xml:id="ct1612890144" text:id="ct1612890144">
          <text:deletion>
            <office:change-info>
              <dc:creator>Bob Jacobsen</dc:creator>
              <dc:date>2013-01-27T17:46:00</dc:date>
            </office:change-info>
            <text:h text:style-name="Heading_20_1" text:outline-level="1">Section Title</text:h>
          </text:deletion>
        </text:changed-region>
        <text:changed-region xml:id="ct1612890240" text:id="ct1612890240">
          <text:insertion>
            <office:change-info>
              <dc:creator>Bob Jacobsen</dc:creator>
              <dc:date>2013-01-27T17:46:00</dc:date>
            </office:change-info>
          </text:insertion>
        </text:changed-region>
        <text:changed-region xml:id="ct1612890560" text:id="ct1612890560">
          <text:insertion>
            <office:change-info>
              <dc:creator>Bob Jacobsen</dc:creator>
              <dc:date>2013-01-27T17:41:00</dc:date>
            </office:change-info>
          </text:insertion>
        </text:changed-region>
        <text:changed-region xml:id="ct1612890656" text:id="ct1612890656">
          <text:deletion>
            <office:change-info>
              <dc:creator>Bob Jacobsen</dc:creator>
              <dc:date>2013-01-27T17:41:00</dc:date>
            </office:change-info>
            <text:p text:style-name="P1">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6048928764548715996"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change-start text:change-id="ct1612841360"/></text:h>
      <text:p text:style-name="Standard"><text:change-end text:change-id="ct1612841360"/><text:change-start text:change-id="ct1612839648"/>This is about long term operation of really cool trains, not just “better control over DCC”. <text:s/>Still, DCC is an imp<text:change-end text:change-id="ct1612839648"/><text:change-start text:change-id="ct1612841456"/>ortant test case, both with new control hardware (OpenLCB native throttles connected to an OpenLCB-native command station that's generating the DCC signal) and when connected to legacy<text:change-end text:change-id="ct1612841456"/><text:change-start text:change-id="ct1612834800"/> throttles and/or command stations.<text:change-end text:change-id="ct1612834800"/></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ext:change-start text:change-id="ct1612876288"/>For more information on format and presentation, see: </text:p>
      <text:list xml:id="list4371951827064428245" text:style-name="L2">
        <text:list-item>
          <text:p text:style-name="P21"><text:change-end text:change-id="ct1612876288"/><text:change text:change-id="ct1612901968"/><text:change-start text:change-id="ct1612876416"/>OpenLCB Common Information Technical Note<text:change-end text:change-id="ct1612876416"/> <text:change-start text:change-id="ct1612874512"/></text:p>
        </text:list-item>
      </text:list>
      <text:h text:style-name="Heading_20_2" text:outline-level="2">Speed Control</text:h>
      <text:p text:style-name="Standard">Rationale: The use of a 16-bit floating point permits relatively precise speed commands, especially at lower speeds; such fine granulatity ensures not just fine-grained control over the locomotive, but helps avoid aliasing issue that arise during the conversion to lower resolution system-specific speed commands (i.e. DCC's 14 or 28-step commands).</text:p>
      <text:p text:style-name="Standard">The use of meters per second is somewhat arbitrary, and reflects standard velocity units used throughout the metric-speaking world. By standardizing on m/s, we avoid any future unit conversion issues.</text:p>
      <text:p text:style-name="P14"><text:span text:style-name="T4">The use of </text:span><text:span text:style-name="T5">scale</text:span><text:span text:style-name="T6">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rger in the range [0-26] (for 28-speed-step control). The command station need only estimate what a reasonable top speed for a locomotive might be: Let us say, 100mph. Thus, the command station could reasonably estimate that 30mph translates to speed step 8.</text:span></text:p>
      <text:p text:style-name="P12"><text:soft-page-break/>The alternative possibilities considered to date a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text:span text:style-name="T7">operating and configuring their locomotives as separate things. (Though e.g. "Master Volume" can cross the line)</text:span></text:p>
      <text:p text:style-name="P13">This doesn't mean that we can't use the same protocol for all other of them. A mixture of memory configuration and CDI should do just fine. It just means that we need to find a way to include clueing information for the throttles on e.g. what to present.</text:p>
      <text:p text:style-name="P14">Outputs vs Functions</text:p>
      <text:p text:style-name="P14">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3">OpenLCB makes a clean separation between functions, which are the control operations, and all configuration &amp; physical information, which lives in the memory configuration and CDI. If there's to be a mapping, it's defined through the CDI.</text:p>
      <text:h text:style-name="Heading_20_2" text:outline-level="2"><text:soft-page-break/>Train Configuration</text:h>
      <text:h text:style-name="Heading_20_2" text:outline-level="2">Train Identification</text:h>
      <text:h text:style-name="Heading_20_2" text:outline-level="2">Legacy Train Operations</text:h>
      <text:h text:style-name="Heading_20_3" text:outline-level="3">Node Assignment</text:h>
      <text:h text:style-name="Heading_20_3" text:outline-level="3">Speed and Function Control</text:h>
      <text:h text:style-name="Heading_20_3" text:outline-level="3">Configuration<text:change-end text:change-id="ct1612874512"/><text:change-start text:change-id="ct1612891760"/></text:h>
      <text:p text:style-name="Standard">For DCC trains, there are two parts:</text:p>
      <text:list xml:id="list8729089240856435196" text:style-name="L3">
        <text:list-item>
          <text:p text:style-name="P22">CV access (with the added complexity of indexed and double-indexed Cvs)</text:p>
        </text:list-item>
        <text:list-item>
          <text:p text:style-name="P22">Programmer (main, programming track) control.<text:change-end text:change-id="ct1612891760"/></text:p>
        </text:list-item>
      </text:list>
      <text:h text:style-name="Heading_20_1" text:outline-level="1"><text:change text:change-id="ct1612890144"/><text:change-start text:change-id="ct1612890240"/>General Information<text:change-end text:change-id="ct1612890240"/></text:h>
      <text:p text:style-name="Standard"><text:change-start text:change-id="ct1612890560"/></text:p>
      <text:p text:style-name="P1"><text:change-end text:change-id="ct1612890560"/><text:change text:change-id="ct161289065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itle<text:tab/>1</text:p>
          <text:p text:style-name="P11">Section Title<text:tab/>2</text:p>
          <text:p text:style-name="P11">Section Title<text:tab/>2</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1533874256" text:id="ct1533874256">
            <text:insertion>
              <office:change-info>
                <dc:creator>Bob Jacobsen</dc:creator>
                <dc:date>2013-01-27T17:40:00</dc:date>
              </office:change-info>
            </text:insertion>
          </text:changed-region>
          <text:changed-region xml:id="ct1533874352" text:id="ct1533874352">
            <text:deletion>
              <office:change-info>
                <dc:creator>Bob Jacobsen</dc:creator>
                <dc:date>2013-01-27T17:40:00</dc:date>
              </office:change-info>
              <text:p text:style-name="MP1">Praesent Gravida</text:p>
            </text:deletion>
          </text:changed-region>
        </text:tracked-changes>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text:change-start text:change-id="ct1533874256"/>Train Protocol<text:change-end text:change-id="ct1533874256"/><text:change text:change-id="ct1533874352"/> Technical Note</text:p>
      </style:header>
      <style:footer>
        <text:tracked-changes>
          <text:changed-region xml:id="ct1533876464" text:id="ct1533876464">
            <text:deletion>
              <office:change-info>
                <dc:creator>Bob Jacobsen</dc:creator>
                <dc:date>2012-03-27T10:08:00</dc:date>
              </office:change-info>
              <text:p text:style-name="MP4"><text:span text:style-name="Page_20_Number"><text:span text:style-name="MT2">1</text:span></text:span></text:p>
            </text:deletion>
          </text:changed-region>
          <text:changed-region xml:id="ct1533879568" text:id="ct1533879568">
            <text:insertion>
              <office:change-info>
                <dc:creator>Bob Jacobsen</dc:creator>
                <dc:date>2013-01-27T11:48:00</dc:date>
              </office:change-info>
            </text:insertion>
          </text:changed-region>
          <text:changed-region xml:id="ct1116330560" text:id="ct1116330560">
            <text:deletion>
              <office:change-info>
                <dc:creator>Bob Jacobsen</dc:creator>
                <dc:date>2013-02-06T22:32:00</dc:date>
              </office:change-info>
              <text:p text:style-name="MP4"><text:span text:style-name="Page_20_Number"><text:span text:style-name="MT2"><text:date style:data-style-name="N116" text:date-value="2013-02-06T22:32:48.99">2/6/2013</text:date></text:span></text:span></text:p>
            </text:deletion>
          </text:changed-region>
          <text:changed-region xml:id="ct1042731360" text:id="ct1042731360">
            <text:insertion>
              <office:change-info>
                <dc:creator>Bob Jacobsen</dc:creator>
                <dc:date>2013-02-06T22:32:00</dc:date>
              </office:change-info>
            </text:insertion>
          </text:changed-region>
        </text:tracked-changes>
        <text:p text:style-name="MP4"><text:span text:style-name="Page_20_Number"><text:span text:style-name="MT2">Copyright 201</text:span></text:span><text:change text:change-id="ct1533876464"/><text:change-start text:change-id="ct1533879568"/><text:span text:style-name="Page_20_Number"><text:span text:style-name="MT2">3</text:span></text:span><text:change-end text:change-id="ct1533879568"/><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change text:change-id="ct1116330560"/><text:change-start text:change-id="ct1042731360"/><text:span text:style-name="Page_20_Number"><text:span text:style-name="MT2"><text:date style:data-style-name="N75" text:date-value="2013-02-06T22:32:48.99">Feb 6, 2013</text:date></text:span></text:span><text:change-end text:change-id="ct1042731360"/></text:p>
      </style:footer>
    </style:master-page>
    <style:master-page style:name="First_20_Page" style:display-name="First Page" style:page-layout-name="Mpm2" style:next-style-name="Standard">
      <style:header>
        <text:tracked-changes>
          <text:changed-region xml:id="ct1612918304" text:id="ct1612918304">
            <text:deletion>
              <office:change-info>
                <dc:creator>Bob Jacobsen</dc:creator>
                <dc:date>2013-01-27T17:44:00</dc:date>
              </office:change-info>
              <text:p text:style-name="MP7">(title)</text:p>
            </text:deletion>
          </text:changed-region>
          <text:changed-region xml:id="ct1612922112" text:id="ct1612922112">
            <text:insertion>
              <office:change-info>
                <dc:creator>Bob Jacobsen</dc:creator>
                <dc:date>2013-01-27T17:4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612918304"/><text:change-start text:change-id="ct1612922112"/>Train Protocol<text:change-end text:change-id="ct161292211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6T22:32:48.99">Feb 6, 2013</text:date></text:p>
            </table:table-cell>
            <table:table-cell table:style-name="Table1.C1" office:value-type="string">
              <text:p text:style-name="MP7">Preliminary</text:p>
            </table:table-cell>
          </table:table-row>
        </table:table>
        <text:p text:style-name="Header"/>
      </style:header>
      <style:footer>
        <text:tracked-changes>
          <text:changed-region xml:id="ct1612925280" text:id="ct1612925280">
            <text:deletion>
              <office:change-info>
                <dc:creator>Bob Jacobsen</dc:creator>
                <dc:date>2012-03-27T10:08:00</dc:date>
              </office:change-info>
              <text:p text:style-name="MP8"><text:span text:style-name="Page_20_Number"><text:span text:style-name="MT2">1</text:span></text:span></text:p>
            </text:deletion>
          </text:changed-region>
          <text:changed-region xml:id="ct1612918688" text:id="ct1612918688">
            <text:insertion>
              <office:change-info>
                <dc:creator>Bob Jacobsen</dc:creator>
                <dc:date>2013-01-27T11:48:00</dc:date>
              </office:change-info>
            </text:insertion>
          </text:changed-region>
          <text:changed-region xml:id="ct1613190144" text:id="ct1613190144">
            <text:deletion>
              <office:change-info>
                <dc:creator>Bob Jacobsen</dc:creator>
                <dc:date>2013-02-06T22:32:00</dc:date>
              </office:change-info>
              <text:p text:style-name="MP8"><text:span text:style-name="Page_20_Number"><text:span text:style-name="MT4"><text:date style:data-style-name="N116" text:date-value="2013-02-06T22:32:48.99">2/6/2013</text:date></text:span></text:span></text:p>
            </text:deletion>
          </text:changed-region>
          <text:changed-region xml:id="ct950697808" text:id="ct950697808">
            <text:insertion>
              <office:change-info>
                <dc:creator>Bob Jacobsen</dc:creator>
                <dc:date>2013-02-06T22:32:00</dc:date>
              </office:change-info>
            </text:insertion>
          </text:changed-region>
        </text:tracked-changes>
        <text:p text:style-name="MP8"><text:span text:style-name="Page_20_Number"><text:span text:style-name="MT2">Copyright 201</text:span></text:span><text:change text:change-id="ct1612925280"/><text:change-start text:change-id="ct1612918688"/><text:span text:style-name="Page_20_Number"><text:span text:style-name="MT2">3</text:span></text:span><text:change-end text:change-id="ct1612918688"/><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change text:change-id="ct1613190144"/><text:change-start text:change-id="ct950697808"/><text:span text:style-name="Page_20_Number"><text:span text:style-name="MT2"><text:date style:data-style-name="N75" text:date-value="2013-02-06T22:32:48.99">Feb 6, 2013</text:date></text:span></text:span><text:change-end text:change-id="ct950697808"/></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72</meta:editing-cycles>
    <meta:editing-duration>PT12H14M4S</meta:editing-duration>
    <meta:generator>OpenOffice.org/3.4.1$Unix OpenOffice.org_project/341m1$Build-9593</meta:generator>
    <dc:date>2013-02-06T22:32:48</dc:date>
    <dc:creator>Bob Jacobsen</dc:creator>
    <meta:document-statistic meta:table-count="1" meta:image-count="1" meta:object-count="0" meta:page-count="4" meta:paragraph-count="66" meta:word-count="1170" meta:character-count="7617"/>
    <meta:user-defined meta:name="Info 1"/>
    <meta:user-defined meta:name="Info 2"/>
    <meta:user-defined meta:name="Info 3"/>
    <meta:user-defined meta:name="Info 4"/>
  </office:meta>
</office:document-meta>
</file>